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8a0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s 1 <text:s/>What Is Java Script ?</text:p>
      <text:p text:style-name="Standard">Ques 2 <text:s/>Define Let , var , Const ?</text:p>
      <text:p text:style-name="Standard">Ques 3 Define DataType and Type Of DataTypes ?</text:p>
      <text:p text:style-name="Standard">Ques 4 Define Operater And Its Types ?</text:p>
      <text:p text:style-name="Standard">Ques 5 Define Loops In Js and all the that we can use to iterate ?</text:p>
      <text:p text:style-name="Standard">Ques 6 Define Hoisting in java Script ?</text:p>
      <text:p text:style-name="Standard">Ques 7 Define variable Scoping ?</text:p>
      <text:p text:style-name="Standard">Ques 8 Diffrence Between Pr<text:span text:style-name="T1">i</text:span>mitive and non Pr<text:span text:style-name="T1">i</text:span>m<text:span text:style-name="T1">i</text:span>tive DataTypes ?</text:p>
      <text:p text:style-name="Standard">Ques 9 Defiine java Script Object .</text:p>
      <text:p text:style-name="Standard">Ques 10 Define java script method and this keyword ?</text:p>
      <text:p text:style-name="Standard">Ques 11 Define Contructor Function ?</text:p>
      <text:p text:style-name="Standard">Ques 12 Define Object Literal and Diffrence between Constructor function and object literal ?</text:p>
      <text:p text:style-name="Standard">Ques 13 Define geter and seter ?</text:p>
      <text:p text:style-name="Standard">Ques 14 What is Object.defineprope?</text:p>
      <text:p text:style-name="Standard">Ques 15 Define Prototype ?</text:p>
      <text:p text:style-name="Standard">Ques 16 Define Array and its accessing methods ?</text:p>
      <text:p text:style-name="Standard">Ques 17 What Is NAN and Why Nan Return Number When we Print its type ?</text:p>
      <text:p text:style-name="Standard">Ques 18 Define All The condition when its can return NAN ?</text:p>
      <text:p text:style-name="Standard">Ques 19 What is try , Catch and Fianlly . And Why we use it ?</text:p>
      <text:p text:style-name="Standard">Ques 20 what is java script module ?</text:p>
      <text:p text:style-name="Standard">Ques 21 What is ECMA 6 or ES6 ?</text:p>
      <text:p text:style-name="Standard">Ques 22 Define Spread Operator .</text:p>
      <text:p text:style-name="Standard">Ques 23 Tell about 10 things that introduced in ES6 that is New ?</text:p>
      <text:p text:style-name="Standard">Ques 24 What is deep copy and Shallow Copy in Java Script ?</text:p>
      <text:p text:style-name="Standard">Ques 25 what is Falsy value ?</text:p>
      <text:p text:style-name="Standard">Ques 26 What is type Convertion and type casting in js ?</text:p>
      <text:p text:style-name="Standard">Ques 27 What is DOM ? </text:p>
      <text:p text:style-name="Standard">Ques 28 What is API ?</text:p>
      <text:p text:style-name="Standard">Ques 29 What is client side scripting and server side scripting ?</text:p>
      <text:p text:style-name="Standard">Ques 30 what Diffrence bewteen == and === ?</text:p>
      <text:p text:style-name="Standard">Ques 31 diffrence between null and undefined ?</text:p>
      <text:p text:style-name="Standard">Ques 32 How Get Current URL of WebSide or Cureent Path ?</text:p>
      <text:p text:style-name="Standard">Ques 33 Define 10 method of document ?</text:p>
      <text:p text:style-name="Standard">Ques 34 How to check if a value return NAN ?</text:p>
      <text:p text:style-name="Standard">Ques 35 Why we create contructor function ?</text:p>
      <text:p text:style-name="Standard">Ques 36 Java Script History ?</text:p>
      <text:p text:style-name="Standard">Ques 37 How Broweser Support Java Script ?</text:p>
      <text:p text:style-name="Standard">Ques 38 how to <text:s/>create Classes in Java script ?</text:p>
      <text:p text:style-name="Standard">Ques 39 how to INHERITE on class to another class </text:p>
      <text:p text:style-name="Standard">Ques 40 How to copy one object to another object ?</text:p>
      <text:p text:style-name="Standard">Ques 41 what is array Destructring ?</text:p>
      <text:p text:style-name="Standard">Ques 42 what is object Destructuring ?</text:p>
      <text:p text:style-name="Standard">Ques 43 name of the compiler that java script use ? </text:p>
      <text:p text:style-name="Standard">Ques 44 what is babel ?</text:p>
      <text:p text:style-name="Standard">Ques 45 All opps Concept ?</text:p>
      <text:p text:style-name="Standard">Ques 46 What does broweser provide for security ?</text:p>
      <text:p text:style-name="Standard">Ques 47 what is method overloading in js ?</text:p>
      <text:p text:style-name="Standard">Ques 48 what is Operator Overloading ?</text:p>
      <text:p text:style-name="Standard">Ques 49 what is function overlaoding ?</text:p>
      <text:p text:style-name="Standard">Ques 50 Js Import and Export ? </text:p>
      <text:p text:style-name="Standard">Ques 51 java scirpt XMLHttpRequest Obejct ? </text:p>
      <text:p text:style-name="Standard">Ques 52 fetch method to Call Api . how to use it ?</text:p>
      <text:p text:style-name="Standard"><text:soft-page-break/>Ques 53 What is promise in Java Scirpt . how to create ? </text:p>
      <text:p text:style-name="Standard">Ques 54 FS Library in Java Scirpt ? </text:p>
      <text:p text:style-name="Standard">Ques 55 Date time Object and its using .</text:p>
      <text:p text:style-name="Standard">Ques 56 Ajax uses ? </text:p>
      <text:p text:style-name="Standard">Ques 57 Async And Await in js and why we use it , why we need it , When to use it ?</text:p>
      <text:p text:style-name="Standard">Ques 58 What is Event in java script . Define 15 event of java scirpt ?</text:p>
      <text:p text:style-name="Standard">Ques 59 How to Does Java Scirpt Work?</text:p>
      <text:p text:style-name="Standard">Ques 60 How to accept cookie and change cookie ?</text:p>
      <text:p text:style-name="Standard">Ques 61 what is local storage , how to use , why , need .</text:p>
      <text:p text:style-name="Standard">Ques 62 How does memory manage in java script.</text:p>
      <text:p text:style-name="Standard">Ques 63 Using Json Object Parse and stringyfy ?</text:p>
      <text:p text:style-name="Standard">Ques 64 Converting image to base64 ?</text:p>
      <text:p text:style-name="Standard">Ques 65 changing style of any element in DOM using js 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2:59:59.959452526</meta:creation-date>
    <dc:date>2022-07-05T13:00:45.500283126</dc:date>
    <meta:editing-duration>PT45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2" meta:paragraph-count="65" meta:word-count="614" meta:character-count="2898" meta:non-whitespace-character-count="2338"/>
  </office:meta>
</office:document-meta>
</file>